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3_1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1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Antipater, Hyrcanus, Mark Antony, Gabrinius, Aristobulus, Antigonus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Post Biblical Lecture/</text:p>
      <text:p text:style-name="P2">19/</text:p>
      <text:p text:style-name="P2"/>
      <text:p text:style-name="P3">[Page 1]</text:p>
      <text:p text:style-name="P3">Brethren. <text:s/>Israelites of the present age, and <text:span text:style-name="T2">in particular</text:span><text:span text:style-name="T3">/ those in particular of North America, will scarcely appreciate the cause which hasten-/-</text:span><text:span text:style-name="T2">n</text:span><text:span text:style-name="T3">ed the capture of the Temple by the army of Pompey./ <text:s/>Our </text:span><text:span text:style-name="T2">ancestors</text:span><text:span text:style-name="T3"> progenitors would not engage in manual labor upon the/ Sabbath of the decalogue. <text:s/>During the war of independence, Mattathias and/ his wise-hearted associates had exercised their authority also on matters/ of conscience </text:span><text:span text:style-name="T2">with a</text:span><text:span text:style-name="T3"> to a good purpose. <text:s/>They had induced their coreligionists/ to set aside, for the time being, the holiness of the seventh day,/ when the law of self-preservation imperatively demanded it./ <text:s/>That measure was sensible and in perfect harmony with the/ leading principles of the Pharisees, thus expressed in the Talmud:/ [Hebrew] "Nothing must stand in the way of/ sheilding[sic!] one's own person from immediate danger." <text:s/>But in after/ years a distinction appears to have been made between bearing/ arms and fighting on the defensive, and raising fortifications, or/ throwing down embankments upon the Sabbath. <text:s/>Specially/ the Sadducees, who, like the Caraites of later ages, closely ad-/-hered to the letter of the Hebrew Scriptures, considered such/ undertakings on that day unwarrantable in any event./ <text:s/>The seige[sic!] which the Roman general had laid against the Sanctuary/ was proceeding slowly, for the beseiged[sic!] kept the enemy at bay./</text:span></text:p>
      <text:p text:style-name="P3"><text:span text:style-name="T3"/></text:p>
      <text:p text:style-name="P3"><text:span text:style-name="T3">[Page 2]</text:span></text:p>
      <text:p text:style-name="P3"><text:soft-page-break/><text:span text:style-name="T3">Our ancestors were quick in sending off their arrows/ with a deadly aim, and in demolishing engines of destruction./ <text:s/>Finally, a curious circumstance was brought to the notice of the/ foreign enemy. <text:s/>Every seventh day, the Jews would look on/ inactively, </text:span><text:span text:style-name="T2">see</text:span><text:span text:style-name="T3"> and only fire back when attacked. <text:s/>Had/ the perfidious Antipater directed attention to that? <text:s/>The sur-/-mise is not at all ill-founded. <text:s/></text:span><text:span text:style-name="T2">But</text:span><text:span text:style-name="T3"> Pompey however was but too glad/ to avail himself of the information. <text:s/>He ordered that not a/ bow-shot be discharged on that day; the time should be em-/-ployed in filling up </text:span><text:span text:style-name="T2">the</text:span><text:span text:style-name="T3"> ditches, in undermining </text:span><text:span text:style-name="T2">the</text:span><text:span text:style-name="T3">/ towers; in drawing </text:span><text:span text:style-name="T2">the</text:span><text:span text:style-name="T3"> battering-rams near the walls./ <text:s/>At the expiration of three months a terrible </text:span><text:span text:style-name="T2">gap</text:span><text:span text:style-name="T3"> breach was/ made on the north eastern side of the Temple. <text:s/>That ill-/fated </text:span><text:span text:style-name="T2">space opening</text:span><text:span text:style-name="T3"> gap invited the heathens to rush on to the/ slaughter. <text:s/>A massacre followed in which twelve thou-/-sand of our people perished. <text:s/>But not all of them were/ pierced through by the Roman javelin. <text:s/>Some having dis-/-puted in vain every inch of ground, </text:span><text:span text:style-name="T2">in vain,</text:span><text:span text:style-name="T3"> fell by the sword </text:span><text:span text:style-name="T2">in</text:span><text:span text:style-name="T3"> they grasped with/ their own hands; others cast themselves headlong over the/ </text:span><text:span text:style-name="T2">embankments</text:span><text:span text:style-name="T3"> ramparts, rather than be cut down by the </text:span><text:span text:style-name="T2">heathens</text:span><text:span text:style-name="T3"> pagans./ <text:s/>A majestically appaling[sic!] sight met the Romans. <text:s/>The/ priests had heard the crash which foretold their sure death./</text:span></text:p>
      <text:p text:style-name="P3"><text:span text:style-name="T3"/></text:p>
      <text:p text:style-name="P3"><text:span text:style-name="T3">[Page 3]</text:span></text:p>
      <text:p text:style-name="P3"><text:span text:style-name="T3">They had heard the </text:span><text:span text:style-name="T2">approach</text:span><text:span text:style-name="T3"> footsteps of their slayers, but did/ not stir. <text:s/>It was the great day of atonement, some/ historians have said. <text:s/>The servants of Israel's God continued/ in the performance of their Sacerdotal functions, till their/ blood crimsoned the floor of the hallowed edifice. <text:s/>Even a/ </text:span><text:span text:style-name="T2">the</text:span><text:span text:style-name="T3"> soldier, </text:span><text:span text:style-name="T2">inured to</text:span><text:span text:style-name="T3"> hardened in cruelty, was struck with </text:span><text:span text:style-name="T2">awe</text:span><text:span text:style-name="T3"> admi-/-ration at such intrepidity. <text:s/>IT was natural for arbiters who have </text:span><text:span text:style-name="T2">narrated</text:span><text:span text:style-name="T3"> dwelt on Ro-/-man exploits, </text:span><text:span text:style-name="T2">naturally</text:span><text:span text:style-name="T3"> to </text:span><text:span text:style-name="T2">have</text:span><text:span text:style-name="T3"> deem</text:span><text:span text:style-name="T2">ed</text:span><text:span text:style-name="T3"> that which a sense of deep/ piety and resignation dictated, the mere effect of superstition, but/ they themselves could not </text:span><text:span text:style-name="T2">nevertheless</text:span><text:span text:style-name="T3"> withhold a meed of praise./</text:span></text:p>
      <text:p text:style-name="P3"><text:span text:style-name="T3">Josephus refers to Greek and Latin authors in support of/ his </text:span><text:span text:style-name="T2">assertion</text:span><text:span text:style-name="T3"> narrative of that sublime episode. <text:s/>But Pompey having set foot on the/ spot so renowned through the known world, would see/ all which it contained. <text:s/>He </text:span><text:span text:style-name="T2">even</text:span><text:span text:style-name="T3"> presumed to fling aside/ the veil which hid the holy of holies, and cross</text:span><text:span text:style-name="T2">ed</text:span><text:span text:style-name="T3">/ its </text:span><text:span text:style-name="T2">sh</text:span><text:span text:style-name="T3"> threshhold. <text:s/>Great was the astonishment in/ discovering there nothing but an empty space. <text:s/>No/ earthly, no heavenly representation arrested his attention./ <text:s/>That, was incomprehensible to a polytheistic race. <text:s/>A/ service tendered to an invisible spirit could not be under-/-stood by men, whose folly had peopled the sky with mutually/</text:span></text:p>
      <text:p text:style-name="P3"><text:span text:style-name="T3"/></text:p>
      <text:p text:style-name="P3"><text:span text:style-name="T3">[Page 4]</text:span></text:p>
      <text:p text:style-name="P3"><text:span text:style-name="T3">loving and mutually hating gods and goddesses, and/ whose fancy chiselled[sic!] them in marble, </text:span><text:span text:style-name="T2">and</text:span><text:span text:style-name="T3"> moulded/ them in bronze, or </text:span><text:span text:style-name="T2">drew</text:span><text:span text:style-name="T3"> pencilled[sic!] them upon canvas./ <text:s/></text:span></text:p>
      <text:p text:style-name="P3"><text:span text:style-name="T3">A distinguished Jewish French author remarks that/ this very absence of images may have given rise to/ the charge of Atheism brought against us by the an-/-cients. <text:s/>As the adoration of false divination is a vi-/-sible shape, was then universally paid and deeply rooted into the minds, the/ report that Jews would not allow the representation/ of any likeness in their worship, forced the con-/-clusion that Jews must be the haters of religion;/ confirmed atheists. <text:s/>Whatever opinion Pompey/ may have formed, he certainly showed a consideration/ which neither his predecessors nor his successors evinced./ <text:s/>He restrained his cupidity and that of his army. <text:s/>He/ did not rob the Temple. <text:s/>He commanded that it/ be cleansed of the human blood which had flowed within its/ precincts, and the usual rites be resumed. <text:s/>But/ the foreign chief was by no means so considerate/ throughout. <text:s/>Many a head which carried itself/ high </text:span><text:span text:style-name="T2">was</text:span><text:span text:style-name="T3"> he cut off; many a possession which had/ dearly been purchased he seized; many a heavy tax he imposed./</text:span></text:p>
      <text:p text:style-name="P3"><text:span text:style-name="T3"/></text:p>
      <text:p text:style-name="P3"><text:span text:style-name="T3">[Page 5]</text:span></text:p>
      <text:p text:style-name="P3"><text:span text:style-name="T3">The Roman general who pretended to have come to/ </text:span><text:span text:style-name="T2">Judea to</text:span><text:span text:style-name="T3"> Jerusalem as a mediator </text:span><text:span text:style-name="T2">and</text:span><text:span text:style-name="T3"> to settle a quarrel between two/ contending parties, acted with the merciless policy/ of his government. <text:s/>He </text:span><text:soft-page-break/><text:span text:style-name="T3">divided to conquer. <text:s/>Hyr-/-canus, whose cause he </text:span><text:span text:style-name="T2">prte</text:span><text:span text:style-name="T3"> pretended to warmly/ advocate, was ridiculously left a crownless king./ <text:s/>Judea became a virtual dependency of Rome, under/ the vigilance of its cringing hierling--Antipater the/ Idumean. <text:s/>The warlike Aristobulus, with his two/ sons and two daughters were taken prisoners to Rome,/ as a trophy, to grace the triumphal entry of the victor into the/ eternal city. <text:s/>Queit was restored--the/ quiet of the grave; for how could peace be enjoyed with/ the loss of all that Maccabean valor had gained?/</text:span></text:p>
      <text:p text:style-name="P3"><text:span text:style-name="T3"><text:tab/>Suddenly the prevailing calm was disturbed. <text:s/>Alexan-/-der, the older son of Aristobulus had escaped from the/ hands of his captors. <text:s/>Round him rallied several thou-/-sands who had battled under his father. <text:s/>With them/ the </text:span><text:span text:style-name="T2">dashing</text:span><text:span text:style-name="T3"> fiery youth made inroads into the country and/ harassed the Hyrcanus-party. <text:s/>Antipater who had/ done Rome service at various times, asked for assistance/</text:span></text:p>
      <text:p text:style-name="P3"><text:span text:style-name="T3"/></text:p>
      <text:p text:style-name="P3"><text:span text:style-name="T3">[Page 6]</text:span></text:p>
      <text:p text:style-name="P3"><text:span text:style-name="T3">to repel Alexander and his dashing </text:span><text:span text:style-name="T2">[?]</text:span><text:span text:style-name="T3">/ followers. <text:s/></text:span><text:span text:style-name="T2">Gabrini</text:span><text:span text:style-name="T3"> Scaurus, Antipater's friend/ had gone back to Italy, but Garinius who had suc-/-ceeded him as governor of Syria did not delay to/ comply with the request. <text:s/>He despatched[sic!] an army/ marshalled[sic!] by a captain famous in history; famous/ </text:span><text:span text:style-name="T2">in</text:span><text:span text:style-name="T3"> among English speaking peoples through the creation of/ their immortal Shakespear[sic!]. <text:s/>Mark Antony chal-/-lenged the young Jewish leader to the fight. <text:s/>The/ impetuous Alexander accepted, but he was overpowered/ and routed and compelled to </text:span><text:span text:style-name="T2">rela</text:span><text:span text:style-name="T3"> retire into a fortress./ <text:s/>There he would have sustained a long seige[sic!], and finally/ died of starvation, had not his mother's eloquence/ and personal bearing come to his rescue. <text:s/>That/ Jewess has been described by historians as one </text:span><text:span text:style-name="T2">who</text:span><text:span text:style-name="T3">/ favouring </text:span><text:span text:style-name="T2">the</text:span><text:span text:style-name="T3"> the </text:span><text:span text:style-name="T2">idolatrous</text:span><text:span text:style-name="T3"> overbearing Romans. <text:s/>I prefer to believe that she/ was loyal to her husband, the Asmonean; that only/ to save him and her children from an ignominious death/ she </text:span><text:span text:style-name="T2">had not shared their captivity</text:span><text:span text:style-name="T3"> dissembled. <text:s/>Fearing that if Alexander defied the/ Roman power still longer, those dear to her in Rome would/ have been exacted, she presented herself before Gabrinius./ <text:s/>Her address made a profound impression. <text:s/>Alexander/</text:span></text:p>
      <text:p text:style-name="P3"><text:span text:style-name="T3"/></text:p>
      <text:p text:style-name="P3"><text:span text:style-name="T3">[Page 7]</text:span></text:p>
      <text:p text:style-name="P3"><text:span text:style-name="T3">was allowed to leave the fortress unmolested,/ disband his troops and live in privacy. <text:s/>Gabrinius/ then dismantled the principal strongholds, and to/ further dismember Judea divided it into five districts,/ appointing a separate council over each of them./ <text:s/>This arrangement, which ignored the claims of Hyrca-/-nus did not suit the latter, nor did it agree with the am-/-bitious plans of Antipater, who was in reality master/ of the impotent high-priest. <text:s/>But before any action/ </text:span><text:span text:style-name="T2">had</text:span><text:span text:style-name="T3"> could be</text:span><text:span text:style-name="T2">en</text:span><text:span text:style-name="T3"> taken upon it, Aristobulus and his second/ son Antigonus had fled from Italy, and reached/ Palestine. <text:s/>The appearance of the two descendants/ of Mattathias was hailed by the patriots, who/ hated Rome and its mercenary vassal, Antipater./ <text:s/>A vast multitude offered to stand by their former/ King and recover for him the royal diadem. <text:s/>Aris-/-tobulus accepted only some eight thousand picked </text:span><text:span text:style-name="T2">men</text:span><text:span text:style-name="T3"> soldiers/ inured to the hardships of the field, and possessed/ of military knowledge. <text:s/>A rash attempt to break/ up the serried legions of Rome with a few com-/-battants! <text:s/>Prodigious acts of valor were displayed, the/ father and his son fought desperately, till covered with wounds/</text:span></text:p>
      <text:p text:style-name="P3"><text:span text:style-name="T3"/></text:p>
      <text:p text:style-name="P3"><text:span text:style-name="T3">[Page 8]</text:span></text:p>
      <text:p text:style-name="P3"><text:span text:style-name="T3">they fell into the </text:span><text:span text:style-name="T2">en</text:span><text:span text:style-name="T3"> hands of the enemy. <text:s/>They/ were put in fetters and sent back to a Roman/ prison. <text:s/>It was due to a promise given/ by Gabrinius to the mother of Alexander, that/ the captives were not sentenced by the Senate to/ pay with their lives for their foolhardiness./</text:span></text:p>
      <text:p text:style-name="P3"><text:span text:style-name="T3">But the complete defeat and its sad consequences,/ did not calm the agitated spirits. <text:s/>Alexander/ tried again to accomplish with thirty thousand/ what he failed to attain with one third of that/ number. <text:s/>The result proved equally disastrous./ <text:s/>Judea seemed fated never again to rise from/ a state of </text:span><text:span text:style-name="T2">lowliness abject</text:span><text:span text:style-name="T3"> galling dependence. <text:s/>The/ last stages of her history are so closely con-/-nected with the events in Rome, that to explain the/ former, a reference to the latter is unavoidable[?]. <text:s/>My/ reference will be </text:span><text:soft-page-break/><text:span text:style-name="T3">very slight./</text:span></text:p>
      <text:p text:style-name="P3"><text:span text:style-name="T3">The triumvirate of Crassus, Pompey and Julius Caesar/ had been formed. <text:s/>The three were to divide among them-/-selves the world and its riches. <text:s/>Crassus chose/ Syria, and superseded Gabrinius in Palestine./</text:span></text:p>
      <text:p text:style-name="P3"><text:span text:style-name="T3"/></text:p>
      <text:p text:style-name="P3"><text:span text:style-name="T3">[Page 9]</text:span></text:p>
      <text:p text:style-name="P3"><text:span text:style-name="T3"><text:tab/>All will remember the unenviable character/ of Crassus. <text:s/>He was said to be the wealthiest Ro-/-man and the most avaricious of men. <text:s/>Our people had/ suffered much by the greed of former consuls and governors./ <text:s/>Judea had been plundered by those of the Greek and Latin/ race, yet, the conduct of such was generosity itself/ </text:span><text:span text:style-name="T2">in</text:span><text:span text:style-name="T3"> when compared with the demeanour of Crassus. <text:s/>He/ entered Jerusalem as a friend of Hyrcanus, but more/ than for the priest, he cared for the Temple. <text:s/></text:span><text:span text:style-name="T2">He had The greed</text:span><text:span text:style-name="T3"> The covetous/ triumvir had learnt that to it the faithful, then scattered into different countries,/ sent precious offerings, and he determined to </text:span><text:span text:style-name="T2">[?]</text:span><text:span text:style-name="T3"> make them/ his own. <text:s/>The guardians of the treasury would willingly/ had yielded much, if the rapacious Roman would only </text:span><text:span text:style-name="T2">have</text:span><text:span text:style-name="T3">/ respect consecrated vessels. <text:s/>One Eleazar, the chief super-/-intendent, after having received a solemn oath that/ nothing more would be asked, delivered to the thieving/ </text:span><text:span text:style-name="T2">chief</text:span><text:span text:style-name="T3"> general a wedge of </text:span><text:span text:style-name="T2">solid</text:span><text:span text:style-name="T3"> massive gold in the shape of a beam/ </text:span><text:span text:style-name="T2">enclosed</text:span><text:span text:style-name="T3"> encased in another </text:span><text:span text:style-name="T2">of</text:span><text:span text:style-name="T3"> made of wood, but Cressus va-/-lued oaths as much as he cared for the lives of his soldiers./ <text:s/>He robbed, pillaged, profaned and outraged. <text:s/>Then leaving/ the Judeans to lament their impotency </text:span><text:span text:style-name="T2">he turned his</text:span><text:span text:style-name="T3"> marched on to/ </text:span><text:span text:style-name="T2">cohort to the country</text:span><text:span text:style-name="T3"> spread </text:span><text:span text:style-name="T2">havoc in</text:span><text:span text:style-name="T3"> ruin in the land of the Parthians./</text:span></text:p>
      <text:p text:style-name="P3"><text:span text:style-name="T3"/></text:p>
      <text:p text:style-name="P3"><text:span text:style-name="T3">[Page 10]</text:span></text:p>
      <text:p text:style-name="P3"><text:span text:style-name="T3">But there Nemesis awaited him. <text:s/>Treachery had/ been his companion through life, and by treachery he was/ caught into the snares of death. <text:s/>Pompey, the other/ member of the triumvirate, having grown jealous beyond/ bounds of Ceasar's popularity, resolved to rid him-/-self of an associate who was by far his superior in/ </text:span><text:span text:style-name="T2">talents and</text:span><text:span text:style-name="T3"> resources and talents. <text:s/>The two rivals turned their country/ into the </text:span><text:span text:style-name="T2">battle ground</text:span><text:span text:style-name="T3"> field of their bloody disputes. <text:s/>But/ before the decisive battle had been fought on the plains of Pharsalia, </text:span><text:span text:style-name="T2">had</text:span><text:span text:style-name="T3">/ </text:span><text:span text:style-name="T2">been fought, Casar</text:span><text:span text:style-name="T3"> Caesar sought of bringing Asia/ under his control. <text:s/>He knew that Antipater favored/ Pompey, and he would therefore create a counteracting/ force. <text:s/>With that object in view, he set Aris-/-tobulus free, and gave him command over two legions./ <text:s/>But the Asmonean King did not enjoy the opportunity,/ which he so fondly craved for. <text:s/>He was poisoned by/ men who sided with Pompey, and his body was preserved/ in honey till it could be carried to the ancestral burial/ place. <text:s/>Alexander met with a </text:span><text:span text:style-name="T2">severer</text:span><text:span text:style-name="T3"> sadder end. <text:s/>At the/ instance if the same partizans of Pompey, he was beheaded/ in </text:span><text:span text:style-name="T2">at</text:span><text:span text:style-name="T3"> Antioch, after a mock trial for treason./</text:span></text:p>
      <text:p text:style-name="P3"><text:span text:style-name="T3"/></text:p>
      <text:p text:style-name="P3"><text:span text:style-name="T3">[Page 11]</text:span></text:p>
      <text:p text:style-name="P3"><text:span text:style-name="T3"><text:tab/>As we mentally accompany those two brave/ Maccabeans to their untimely grave, we can almost/ see the shadow of the iniquitous Idumean pass before/ us with a joyful smile. <text:s/>For who but he could/ have brought about the fatal issue? <text:s/>Who but he/ was vitally interested in the extinction of the family,/ that gave us heroes, statesmen and sages? <text:s/>The race/ of the upstart could not rise but upon the ruins/ of the illustrious. <text:s/>As we proceed, we will be shown/ the waving of the chords of unrighteousness by/ which Antipater dragged us down to the lowest ebb of degradation and forced his/ own children up to the summit of power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1T11:14:14.63</meta:creation-date>
    <meta:document-statistic meta:table-count="0" meta:image-count="0" meta:object-count="0" meta:page-count="5" meta:paragraph-count="90" meta:word-count="2289" meta:character-count="14376"/>
    <dc:date>2012-12-11T13:14:59.85</dc:date>
    <meta:editing-duration>PT13M1S</meta:editing-duration>
    <meta:editing-cycles>1</meta:editing-cycles>
    <meta:generator>OpenOffice.org/3.4.1$Win32 OpenOffice.org_project/341m1$Build-9593</meta:generator>
  </office:meta>
</office:document-meta>
</file>